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text-properties officeooo:rsid="0016a542" officeooo:paragraph-rsid="0016a542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1b553" officeooo:paragraph-rsid="0011b55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1b553" officeooo:paragraph-rsid="0011b55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37da9" officeooo:paragraph-rsid="00137da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37da9" officeooo:paragraph-rsid="0014e8a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3d9c3" officeooo:paragraph-rsid="0013d9c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466d6" officeooo:paragraph-rsid="001466d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4e8a2" officeooo:paragraph-rsid="0014e8a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6a542" officeooo:paragraph-rsid="0016a542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85409" officeooo:paragraph-rsid="0018540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4e8a2" officeooo:paragraph-rsid="0014e8a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4e8a2" officeooo:paragraph-rsid="0016a542" style:font-size-asian="10.5pt" style:font-weight-asian="normal" style:font-size-complex="12pt" style:font-weight-complex="normal"/>
    </style:style>
    <style:style style:name="T1" style:family="text">
      <style:text-properties fo:font-size="32pt" style:text-underline-style="solid" style:text-underline-width="auto" style:text-underline-color="font-color" officeooo:rsid="0011b553" style:font-size-asian="32pt" style:font-size-complex="3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7da9" style:font-weight-asian="normal" style:font-weight-complex="normal"/>
    </style:style>
    <style:style style:name="T4" style:family="text">
      <style:text-properties fo:font-weight="normal" officeooo:rsid="0013d9c3" style:font-weight-asian="normal" style:font-weight-complex="normal"/>
    </style:style>
    <style:style style:name="T5" style:family="text">
      <style:text-properties fo:font-weight="normal" officeooo:rsid="001466d6" style:font-weight-asian="normal" style:font-weight-complex="normal"/>
    </style:style>
    <style:style style:name="T6" style:family="text">
      <style:text-properties fo:font-weight="normal" officeooo:rsid="0014e8a2" style:font-weight-asian="normal" style:font-weight-complex="normal"/>
    </style:style>
    <style:style style:name="T7" style:family="text">
      <style:text-properties fo:font-weight="normal" officeooo:rsid="0016a542" style:font-weight-asian="normal" style:font-weight-complex="normal"/>
    </style:style>
    <style:style style:name="T8" style:family="text">
      <style:text-properties fo:font-weight="normal" officeooo:rsid="00185409" style:font-weight-asian="normal" style:font-weight-complex="normal"/>
    </style:style>
    <style:style style:name="T9" style:family="text">
      <style:text-properties fo:font-size="12pt" style:text-underline-style="none" fo:font-weight="bold" officeooo:rsid="0011b553" style:font-size-asian="10.5pt" style:font-weight-asian="bold" style:font-size-complex="12pt" style:font-weight-complex="bold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18cf7a"/>
    </style:style>
    <style:style style:name="T12" style:family="text">
      <style:text-properties style:font-name="Liberation Serif" fo:font-size="32pt" style:text-underline-style="solid" style:text-underline-width="auto" style:text-underline-color="font-color" officeooo:rsid="0011b553" style:font-size-asian="32pt" style:font-size-complex="32pt"/>
    </style:style>
    <style:style style:name="T13" style:family="text">
      <style:text-properties style:font-name="Liberation Serif" fo:font-size="32pt" style:text-underline-style="solid" style:text-underline-width="auto" style:text-underline-color="font-color" officeooo:rsid="0018cf7a" style:font-size-asian="32pt" style:font-size-complex="32pt"/>
    </style:style>
    <style:style style:name="T14" style:family="text">
      <style:text-properties officeooo:rsid="0016a542"/>
    </style:style>
    <style:style style:name="T15" style:family="text">
      <style:text-properties officeooo:rsid="0018cf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10"><text:tab/></text:span><text:span text:style-name="T12">G</text:span><text:span text:style-name="T13">UÍA</text:span><text:span text:style-name="T12"> DE ESTILOS</text:span></text:p>
      <text:p text:style-name="P3"/>
      <text:p text:style-name="P3"><text:tab/>Esta es la hoja de estilos que utilizamos como base para nuestra aplicación web, mediante la cual mostraremos los colores, tamaños y estructuras que vamos a utilizar.</text:p>
      <text:p text:style-name="P3"/>
      <text:p text:style-name="P10">UBICACION</text:p>
      <text:p text:style-name="P10"/>
      <text:p text:style-name="P4"><text:tab/><text:span text:style-name="T7">Header → 100% del ancho de la página y 10% de altura</text:span></text:p>
      <text:p text:style-name="P4"><text:span text:style-name="T7"><text:tab/>Menu → </text:span><text:span text:style-name="T8">100% del ancho de la página</text:span></text:p>
      <text:p text:style-name="P4"><text:span text:style-name="T8"><text:tab/>Main → 80% del ancho de la página y centrado</text:span></text:p>
      <text:p text:style-name="P11"><text:span text:style-name="T2"><text:tab/>Footer → 80% del ancho de la página, centrado y pegado al Main </text:span></text:p>
      <text:p text:style-name="P4"/>
      <text:p text:style-name="P4">COLORES</text:p>
      <text:p text:style-name="P4"><text:tab/></text:p>
      <text:p text:style-name="P4"><text:tab/><text:span text:style-name="T2">Color principal de fondo → #3EBD1C // rgb (62, 189, 28)</text:span></text:p>
      <text:p text:style-name="P4"><text:span text:style-name="T2"><text:tab/>Color secundario de fondo → #EFF5EE // </text:span><text:span text:style-name="T3">rgb (239, 245, 238)</text:span></text:p>
      <text:p text:style-name="P5"><text:span text:style-name="T2"><text:tab/>Color de fondo footer → Black // #000000 // rgb(0, 0, 0)</text:span></text:p>
      <text:p text:style-name="P4"><text:span text:style-name="T3"><text:tab/>Color de fondo botón “Poner en marcha” → #4CAF50 //rgb (76, 175, 80)</text:span></text:p>
      <text:p text:style-name="P5"><text:span text:style-name="T2"><text:tab/>Color de fondo botón “Parar” → #AB0B35 // rgb (171, 11, 53)</text:span></text:p>
      <text:p text:style-name="P5"><text:span text:style-name="T2"><text:tab/>Color p → Black // #000000 // rgb(0, 0, 0)</text:span></text:p>
      <text:p text:style-name="P5"><text:span text:style-name="T2"><text:tab/>Color botón → White // </text:span><text:span text:style-name="T4">#FFFFFF // rgb (255,255,255)</text:span></text:p>
      <text:p text:style-name="P7"><text:span text:style-name="T2"><text:tab/>Color footer → White </text:span><text:span text:style-name="T3">// </text:span><text:span text:style-name="T2">#FFFFFF // rgb (255,255,255)</text:span></text:p>
      <text:p text:style-name="P5"><text:span text:style-name="T2"><text:tab/></text:span></text:p>
      <text:p text:style-name="P8">FUENTES</text:p>
      <text:p text:style-name="P5"><text:span text:style-name="T2"><text:tab/></text:span></text:p>
      <text:p text:style-name="P6"><text:span text:style-name="T2"><text:tab/></text:span><text:span text:style-name="T6">Fuente principal → PT sans 18px</text:span></text:p>
      <text:p text:style-name="P6"><text:span text:style-name="T5"><text:tab/>Fuente h1 → Patua One 40px </text:span></text:p>
      <text:p text:style-name="P5"><text:span text:style-name="T2"><text:tab/></text:span></text:p>
      <text:p text:style-name="P9">VARIABLES</text:p>
      <text:p text:style-name="P12"/>
      <text:p text:style-name="P13"><text:tab/><text:span text:style-name="T14">Las variables que recogemos del servidor del autómata empiezan por mayúscula y luego siguen en minúscula y si hay mas de dos palabras utilizamos la notación Camel (Palabra1Palabra2).</text:span></text:p>
      <text:p text:style-name="P13"/>
      <text:p text:style-name="P13"><text:tab/><text:span text:style-name="T14">Las variables que creamos nosotros para nuestro uso son en minúsculas y al igual que las que recibimos usamos notación Camel (palabra1Palabra2)</text:span></text:p>
      <text:h text:style-name="P1" text:outline-level="1"><text:span text:style-name="T9"/></text:h>
      <text:h text:style-name="Heading_20_1" text:outline-level="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02T08:49:23.503205218</meta:creation-date>
    <dc:date>2019-10-02T10:22:02.066278382</dc:date>
    <meta:editing-duration>PT8M48S</meta:editing-duration>
    <meta:editing-cycles>2</meta:editing-cycles>
    <meta:generator>LibreOffice/6.3.1.2$MacOSX_X86_64 LibreOffice_project/b79626edf0065ac373bd1df5c28bd630b4424273</meta:generator>
    <meta:document-statistic meta:table-count="0" meta:image-count="0" meta:object-count="0" meta:page-count="1" meta:paragraph-count="26" meta:word-count="226" meta:character-count="1252" meta:non-whitespace-character-count="1024"/>
  </office:meta>
</office:document-meta>
</file>